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3">
            <calcext:condition calcext:apply-style-name="Error" calcext:value="duplicate" calcext:base-cell-address="list.B3"/>
          </calcext:conditional-format>
          <calcext:conditional-format calcext:target-range-address="list.C3:list.C32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Tetrapod</text:p>
          </table:table-cell>
          <table:table-cell table:style-name="ce107" office:value-type="string" calcext:value-type="string">
            <text:p>팀 테트라포드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590-22-01***</text:p>
          </table:table-cell>
          <table:table-cell table:style-name="ce165" office:value-type="string" calcext:value-type="string">
            <text:p>이희상</text:p>
          </table:table-cell>
          <table:table-cell table:style-name="ce107" office:value-type="string" calcext:value-type="string">
            <text:p><text:a xlink:href="http://www.teamtetrapod.net/" xlink:type="simple">http://www.teamtetrapod.net/</text:a></text:p>
          </table:table-cell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10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eLU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Tetrapo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52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12">
          <table:table-cell table:style-name="ce152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302:list.C303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09:58:48.97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1T10:14:02.647000000</dc:date>
    <meta:editing-duration>P3DT1H24M2S</meta:editing-duration>
    <meta:editing-cycles>1170</meta:editing-cycles>
    <meta:document-statistic meta:table-count="4" meta:cell-count="377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